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officeooo:paragraph-rsid="002377a0" style:font-size-asian="10pt" style:font-size-complex="10pt"/>
    </style:style>
    <style:style style:name="P3" style:family="paragraph" style:parent-style-name="Standard">
      <style:text-properties style:font-name="Courier New" fo:font-size="10pt" officeooo:paragraph-rsid="0024c255" style:font-size-asian="10pt" style:font-size-complex="10pt"/>
    </style:style>
    <style:style style:name="P4" style:family="paragraph" style:parent-style-name="Standard">
      <style:text-properties style:font-name="Courier New" fo:font-size="10pt" officeooo:paragraph-rsid="0028e1a0" style:font-size-asian="10pt" style:font-size-complex="10pt"/>
    </style:style>
    <style:style style:name="P5" style:family="paragraph" style:parent-style-name="Standard">
      <style:text-properties style:font-name="Courier New" fo:font-size="10pt" officeooo:paragraph-rsid="002a4302" style:font-size-asian="10pt" style:font-size-complex="10pt"/>
    </style:style>
    <style:style style:name="P6" style:family="paragraph" style:parent-style-name="Standard">
      <style:text-properties style:font-name="Courier New" fo:font-size="10pt" officeooo:rsid="002b9484" officeooo:paragraph-rsid="002b9484" style:font-size-asian="10pt" style:font-size-complex="10pt"/>
    </style:style>
    <style:style style:name="P7" style:family="paragraph" style:parent-style-name="Standard">
      <style:text-properties style:font-name="Courier New" fo:font-size="10pt" officeooo:paragraph-rsid="002c47e9" style:font-size-asian="10pt" style:font-size-complex="10pt"/>
    </style:style>
    <style:style style:name="P8" style:family="paragraph" style:parent-style-name="Standard">
      <style:text-properties style:font-name="Courier New" fo:font-size="10pt" officeooo:paragraph-rsid="0030fb8f" style:font-size-asian="10pt" style:font-size-complex="10pt"/>
    </style:style>
    <style:style style:name="P9" style:family="paragraph" style:parent-style-name="Standard">
      <style:text-properties style:font-name="Courier New" fo:font-size="10pt" officeooo:paragraph-rsid="0032c40c" style:font-size-asian="10pt" style:font-size-complex="10pt"/>
    </style:style>
    <style:style style:name="P10" style:family="paragraph" style:parent-style-name="Standard">
      <style:text-properties style:font-name="Courier New" fo:font-size="10pt" officeooo:paragraph-rsid="0038872d" style:font-size-asian="10pt" style:font-size-complex="10pt"/>
    </style:style>
    <style:style style:name="P11" style:family="paragraph" style:parent-style-name="Standard">
      <style:text-properties style:font-name="Courier New" fo:font-size="10pt" officeooo:paragraph-rsid="003a8f61" style:font-size-asian="10pt" style:font-size-complex="10pt"/>
    </style:style>
    <style:style style:name="P12" style:family="paragraph" style:parent-style-name="Standard">
      <style:text-properties style:font-name="Courier New" fo:font-size="10pt" officeooo:paragraph-rsid="003d1afe" style:font-size-asian="10pt" style:font-size-complex="10pt"/>
    </style:style>
    <style:style style:name="P13" style:family="paragraph" style:parent-style-name="Standard">
      <style:text-properties style:font-name="Courier New" fo:font-size="10pt" officeooo:paragraph-rsid="003f4ec7" style:font-size-asian="10pt" style:font-size-complex="10pt"/>
    </style:style>
    <style:style style:name="P14" style:family="paragraph" style:parent-style-name="Standard">
      <style:text-properties style:font-name="Courier New" fo:font-size="10pt" officeooo:paragraph-rsid="0041457e" style:font-size-asian="10pt" style:font-size-complex="10pt"/>
    </style:style>
    <style:style style:name="P15" style:family="paragraph" style:parent-style-name="Standard">
      <style:text-properties style:font-name="Courier New" fo:font-size="10pt" officeooo:paragraph-rsid="0043058e" style:font-size-asian="10pt" style:font-size-complex="10pt"/>
    </style:style>
    <style:style style:name="P16" style:family="paragraph" style:parent-style-name="Standard">
      <style:text-properties style:font-name="Courier New" fo:font-size="10pt" officeooo:paragraph-rsid="00436fa1" style:font-size-asian="10pt" style:font-size-complex="10pt"/>
    </style:style>
    <style:style style:name="P17" style:family="paragraph" style:parent-style-name="Standard">
      <style:text-properties style:font-name="Courier New" fo:font-size="10pt" officeooo:paragraph-rsid="004c854b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urier New" fo:font-size="10pt" fo:font-weight="bold" officeooo:rsid="003fa3ff" officeooo:paragraph-rsid="003fa3ff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ourier New" fo:font-size="8pt" style:font-size-asian="8pt" style:font-size-complex="8pt"/>
    </style:style>
    <style:style style:name="P22" style:family="paragraph" style:parent-style-name="Standard">
      <style:text-properties style:font-name="Courier New" fo:font-size="6pt" style:font-size-asian="6pt" style:font-size-complex="6pt"/>
    </style:style>
    <style:style style:name="P23" style:family="paragraph" style:parent-style-name="Standard">
      <style:text-properties style:font-name="Courier New" fo:font-size="6pt" fo:font-weight="normal" style:font-size-asian="6pt" style:font-weight-asian="normal" style:font-size-complex="6pt" style:font-weight-complex="normal"/>
    </style:style>
    <style:style style:name="T1" style:family="text">
      <style:text-properties officeooo:rsid="002377a0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2377a0"/>
    </style:style>
    <style:style style:name="T4" style:family="text">
      <style:text-properties officeooo:rsid="00241f78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2da483"/>
    </style:style>
    <style:style style:name="T7" style:family="text">
      <style:text-properties officeooo:rsid="0030fb8f"/>
    </style:style>
    <style:style style:name="T8" style:family="text">
      <style:text-properties officeooo:rsid="0032c40c"/>
    </style:style>
    <style:style style:name="T9" style:family="text">
      <style:text-properties officeooo:rsid="0038872d"/>
    </style:style>
    <style:style style:name="T10" style:family="text">
      <style:text-properties officeooo:rsid="003d1afe"/>
    </style:style>
    <style:style style:name="T11" style:family="text">
      <style:text-properties officeooo:rsid="004b25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Hadoop 3 Single Node</text:p>
      <text:p text:style-name="P1"/>
      <text:p text:style-name="P1"/>
      <text:p text:style-name="P19">Launch Instance</text:p>
      <text:p text:style-name="P1">Name-Single Node | OS-Ubuntu 20 | t2.medium | SG-Default</text:p>
      <text:p text:style-name="P1">Security group → Inbound rule → Edit Inbound rule → Add rule → All traffic → myIP</text:p>
      <text:p text:style-name="P1"/>
      <text:p text:style-name="P19">Connect instance</text:p>
      <text:p text:style-name="P1">$ ssh -i key.pem ubuntu@&lt;publicIP&gt;</text:p>
      <text:p text:style-name="P1">$ sudo apt update</text:p>
      <text:p text:style-name="P1">$ sudo apt install openjdk-8-jdk openjdk-8-jre -y</text:p>
      <text:p text:style-name="P2">$ java -version</text:p>
      <text:p text:style-name="P2"><text:span text:style-name="T5">$ sudo apt install openjdk-8-jdk openjdk-8-jre -y</text:span><text:span text:style-name="T2"> </text:span><text:span text:style-name="T3">| If not installed</text:span></text:p>
      <text:p text:style-name="P3">$ sudo apt updat<text:span text:style-name="T4">e</text:span></text:p>
      <text:p text:style-name="P1"/>
      <text:p text:style-name="P19">Create a Hadoop user for accessing HDFS and MapReduce</text:p>
      <text:p text:style-name="P4">$ sudo addgroup hadoop</text:p>
      <text:p text:style-name="P4">$ sudo adduser hduser --ingroup hadoop</text:p>
      <text:p text:style-name="P4">$ sudo adduser hduser sudo</text:p>
      <text:p text:style-name="P4">$ su hduser</text:p>
      <text:p text:style-name="P1">cd</text:p>
      <text:p text:style-name="P1"/>
      <text:p text:style-name="P19">Configure SSH</text:p>
      <text:p text:style-name="P5">$ ssh-keygen</text:p>
      <text:p text:style-name="P1">Enter Enter Enter</text:p>
      <text:p text:style-name="P5">$ cd .ssh</text:p>
      <text:p text:style-name="P6">$ ls</text:p>
      <text:p text:style-name="P6">$ cd</text:p>
      <text:p text:style-name="P7">$ ssh-keygen</text:p>
      <text:p text:style-name="P5">$ cat id_rsa.pub &gt;&gt; authorized_keys</text:p>
      <text:p text:style-name="P5">$ ssh localhost</text:p>
      <text:p text:style-name="P8">$ exit</text:p>
      <text:p text:style-name="P1"/>
      <text:p text:style-name="P19">Download Hadoop</text:p>
      <text:p text:style-name="P8">$ wget -c https://dlcdn.apache.org/hadoop/common/stable/hadoop-3.<text:span text:style-name="T6">3</text:span>.<text:span text:style-name="T6">6</text:span>.tar.gz</text:p>
      <text:p text:style-name="P8">$ ls</text:p>
      <text:p text:style-name="P8">$ tar -xzvf hadoop-3.<text:span text:style-name="T7">3</text:span>.<text:span text:style-name="T7">6</text:span>.tar.gz</text:p>
      <text:p text:style-name="P8">$ ls</text:p>
      <text:p text:style-name="P9">$ sudo mv hadoop-3.3.<text:span text:style-name="T8">6</text:span> /usr/local/hadoop</text:p>
      <text:p text:style-name="P9">$ sudo chown hduser:hadoop -R /usr/local/hadoop</text:p>
      <text:p text:style-name="P1"/>
      <text:p text:style-name="P19">Set Enviornment Variable</text:p>
      <text:p text:style-name="P10">$ echo $PATH</text:p>
      <text:p text:style-name="P10">$ nano .bashrc</text:p>
      <text:p text:style-name="P1">Go to last line and Paste</text:p>
      <text:p text:style-name="P1"/>
      <text:p text:style-name="P22">export JAVA_HOME=/usr/lib/jvm/java-<text:span text:style-name="T9">8</text:span>-openjdk-amd64</text:p>
      <text:p text:style-name="P22">export HADOOP_HOME=/usr/local/hadoop</text:p>
      <text:p text:style-name="P22">export PATH=$PATH:$HADOOP_HOME/bin</text:p>
      <text:p text:style-name="P22">export PATH=$PATH:$HADOOP_HOME/sbin</text:p>
      <text:p text:style-name="P22">export PATH=$PATH:/usr/local/hadoop/bin/</text:p>
      <text:p text:style-name="P22">export HADOOP_MAPRED_HOME=$HADOOP_HOME</text:p>
      <text:p text:style-name="P22">export HADOOP_COMMON_HOME=$HADOOP_HOME</text:p>
      <text:p text:style-name="P22">export HADOOP_HDFS_HOME=$HADOOP_HOME</text:p>
      <text:p text:style-name="P22">export YARN_HOME=$HADOOP_HOME</text:p>
      <text:p text:style-name="P22">export HADOOP_CONF_DIR=/usr/local/hadoop/etc/hadoop</text:p>
      <text:p text:style-name="P21"/>
      <text:p text:style-name="P11">$ source .bashrc</text:p>
      <text:p text:style-name="P11">$ echo $PATH</text:p>
      <text:p text:style-name="P1"/>
      <text:p text:style-name="P1">===============================================</text:p>
      <text:p text:style-name="P20">Hadoop level configuration</text:p>
      <text:p text:style-name="P12">$ cd /usr/local/hadoop/etc/hadoop/</text:p>
      <text:p text:style-name="P12">$ ls</text:p>
      <text:p text:style-name="P12">$ nano hadoop-env.sh</text:p>
      <text:p text:style-name="P1">Go to last line and Paste</text:p>
      <text:p text:style-name="P1">export JAVA_HOME=/usr/lib/jvm/java-<text:span text:style-name="T10">8</text:span>-openjdk-amd64</text:p>
      <text:p text:style-name="P1"><text:soft-page-break/>export HADOOP_LOG_DIR=/var/log/hadoop</text:p>
      <text:p text:style-name="P1"/>
      <text:p text:style-name="P13">$ sudo mkdir /var/log/hadoop</text:p>
      <text:p text:style-name="P13">$ sudo chown hduser:hadoop -R /var/log/hadoop</text:p>
      <text:p text:style-name="P1"/>
      <text:p text:style-name="P14">$ nano core-site.xml</text:p>
      <text:p text:style-name="P1">Go to last line and Paste under configure tag</text:p>
      <text:p text:style-name="P1">&lt;property&gt;</text:p>
      <text:p text:style-name="P1"><text:s text:c="2"/>&lt;name&gt;fs.defaultFS&lt;/name&gt;</text:p>
      <text:p text:style-name="P1"><text:s text:c="2"/>&lt;value&gt;hdfs://localhost:54310&lt;/value&gt;</text:p>
      <text:p text:style-name="P1">&lt;/property&gt;</text:p>
      <text:p text:style-name="P1"/>
      <text:p text:style-name="P15">$ nano hdfs-site.xml</text:p>
      <text:p text:style-name="P1">Go to last line and Paste under configure tag</text:p>
      <text:p text:style-name="P1">&lt;property&gt; </text:p>
      <text:p text:style-name="P1"><text:s text:c="2"/>&lt;name&gt;dfs.replication&lt;/name&gt;</text:p>
      <text:p text:style-name="P1"><text:s text:c="2"/>&lt;value&gt;1&lt;/value&gt;</text:p>
      <text:p text:style-name="P1">&lt;/property&gt;</text:p>
      <text:p text:style-name="P1">&lt;property&gt;</text:p>
      <text:p text:style-name="P1"><text:s text:c="3"/>&lt;name&gt;dfs.namenode.name.dir&lt;/name&gt;</text:p>
      <text:p text:style-name="P1"><text:s text:c="3"/>&lt;value&gt;file:/usr/local/hadoop_store/hdfs/namenode&lt;/value&gt;</text:p>
      <text:p text:style-name="P1">&lt;/property&gt;</text:p>
      <text:p text:style-name="P1">&lt;property&gt;</text:p>
      <text:p text:style-name="P1"><text:s text:c="3"/>&lt;name&gt;dfs.datanode.data.dir&lt;/name&gt;</text:p>
      <text:p text:style-name="P1"><text:s text:c="3"/>&lt;value&gt;file:/usr/local/hadoop_store/hdfs/datanode&lt;/value&gt;</text:p>
      <text:p text:style-name="P1">&lt;/property&gt;</text:p>
      <text:p text:style-name="P1"/>
      <text:p text:style-name="P15">$ sudo mkdir -p /usr/local/hadoop_store/hdfs/namenode</text:p>
      <text:p text:style-name="P15">$ sudo mkdir -p /usr/local/hadoop_store/hdfs/datanode</text:p>
      <text:p text:style-name="P15">$ sudo chown -R hduser:hadoop /usr/local/hadoop_store</text:p>
      <text:p text:style-name="P1"/>
      <text:p text:style-name="P16">$ nano yarn-site.xml</text:p>
      <text:p text:style-name="P1">Go to last line and Paste under configure tag</text:p>
      <text:p text:style-name="P22">&lt;property&gt;</text:p>
      <text:p text:style-name="P22"><text:s text:c="2"/>&lt;name&gt;yarn.nodemanager.aux-services&lt;/name&gt;</text:p>
      <text:p text:style-name="P22"><text:s text:c="2"/>&lt;value&gt;mapreduce_shuffle&lt;/value&gt;</text:p>
      <text:p text:style-name="P22">&lt;/property&gt;</text:p>
      <text:p text:style-name="P22">&lt;property&gt;</text:p>
      <text:p text:style-name="P22"><text:s text:c="2"/>&lt;name&gt;yarn.nodemanager.env-whitelist&lt;/name&gt;</text:p>
      <text:p text:style-name="P22"><text:s/>&lt;value&gt;JAVA_HOME,HADOOP_COMMON_HOME,HADOOP_HDFS_HOME,HADOOP_CONF_DIR,CLASSPATH_PREPEND_DISTCACHE,HADOOP_YARN_HOME,HADOOP_MAPRED_HOME&lt;/value&gt;</text:p>
      <text:p text:style-name="P22">&lt;/property&gt;</text:p>
      <text:p text:style-name="P1"/>
      <text:p text:style-name="P1"><text:span text:style-name="T11">$ </text:span>nano mapred-site.xml</text:p>
      <text:p text:style-name="P1">Go to last line and Paste under configure tag</text:p>
      <text:p text:style-name="P23">&lt;property&gt;</text:p>
      <text:p text:style-name="P23"><text:s text:c="2"/>&lt;name&gt;mapreduce.jobtracker.address&lt;/name&gt;</text:p>
      <text:p text:style-name="P23"><text:s text:c="2"/>&lt;value&gt;localhost:54311&lt;/value&gt;</text:p>
      <text:p text:style-name="P23"><text:s text:c="3"/>&lt;/property&gt;</text:p>
      <text:p text:style-name="P23">&lt;property&gt;</text:p>
      <text:p text:style-name="P23"><text:s text:c="3"/>&lt;name&gt;mapreduce.framework.name&lt;/name&gt;</text:p>
      <text:p text:style-name="P23"><text:s text:c="3"/>&lt;value&gt;yarn&lt;/value&gt;</text:p>
      <text:p text:style-name="P23"><text:s/>&lt;/property&gt;</text:p>
      <text:p text:style-name="P23">&lt;property&gt;</text:p>
      <text:p text:style-name="P23"><text:s text:c="2"/>&lt;name&gt;yarn.app.mapreduce.am.env&lt;/name&gt;</text:p>
      <text:p text:style-name="P23"><text:s text:c="2"/>&lt;value&gt;HADOOP_MAPRED_HOME=$HADOOP_MAPRED_HOME&lt;/value&gt;</text:p>
      <text:p text:style-name="P23">&lt;/property&gt;</text:p>
      <text:p text:style-name="P23">&lt;property&gt;</text:p>
      <text:p text:style-name="P23"><text:s text:c="2"/>&lt;name&gt;mapreduce.map.env&lt;/name&gt;</text:p>
      <text:p text:style-name="P23"><text:s text:c="2"/>&lt;value&gt;HADOOP_MAPRED_HOME=$HADOOP_MAPRED_HOME&lt;/value&gt;</text:p>
      <text:p text:style-name="P23">&lt;/property&gt;</text:p>
      <text:p text:style-name="P23">&lt;property&gt;</text:p>
      <text:p text:style-name="P23"><text:s text:c="2"/>&lt;name&gt;mapreduce.reduce.env&lt;/name&gt;</text:p>
      <text:p text:style-name="P23"><text:s text:c="2"/>&lt;value&gt;HADOOP_MAPRED_HOME=$HADOOP_MAPRED_HOME&lt;/value&gt;</text:p>
      <text:p text:style-name="P23">&lt;/property&gt;</text:p>
      <text:p text:style-name="P1"/>
      <text:p text:style-name="P1">cd</text:p>
      <text:p text:style-name="P1"/>
      <text:p text:style-name="P19"><text:span text:style-name="T11">F</text:span>ormat Namenode</text:p>
      <text:p text:style-name="P1"><text:span text:style-name="T11">$ </text:span>hdfs namenode -format</text:p>
      <text:p text:style-name="P1"/>
      <text:p text:style-name="P1"><text:span text:style-name="T11">$ </text:span>start-dfs.sh</text:p>
      <text:p text:style-name="P1"><text:span text:style-name="T11">$ </text:span>start-yarn.sh</text:p>
      <text:p text:style-name="P1"/>
      <text:p text:style-name="P1">jps</text:p>
      <text:p text:style-name="P1"><text:soft-page-break/></text:p>
      <text:p text:style-name="P1">hdfs dfs -mkdir /user</text:p>
      <text:p text:style-name="P1">hdfs dfs -mkdir /user/hduser</text:p>
      <text:p text:style-name="P17">hdfs dfs -put hadoop-3.3.<text:span text:style-name="T8">6</text:span>.tar.gz /user/hduser</text:p>
      <text:p text:style-name="P1"/>
      <text:p text:style-name="P1">yarn jar /usr/local/hadoop/share/hadoop/mapreduce/hadoop-*examples*.jar pi 5 10</text:p>
      <text:p text:style-name="P1"/>
      <text:p text:style-name="P1">Go to browser</text:p>
      <text:p text:style-name="P1">&lt;Public IP&gt;:9870</text:p>
      <text:p text:style-name="P1">&lt;Public IP&gt;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4T11:43:44.071000000</meta:creation-date>
    <meta:generator>LibreOffice/7.4.2.3$Windows_X86_64 LibreOffice_project/382eef1f22670f7f4118c8c2dd222ec7ad009daf</meta:generator>
    <dc:date>2024-08-04T12:45:20.792000000</dc:date>
    <meta:editing-duration>PT1H1M6S</meta:editing-duration>
    <meta:editing-cycles>29</meta:editing-cycles>
    <meta:document-statistic meta:table-count="0" meta:image-count="0" meta:object-count="0" meta:page-count="3" meta:paragraph-count="128" meta:word-count="367" meta:character-count="3614" meta:non-whitespace-character-count="3322"/>
  </office:meta>
</office:document-meta>
</file>